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5.15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5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43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2" table:default-cell-style-name="ce8"/>
        <table:table-column table:style-name="co4" table:default-cell-style-name="ce11"/>
        <table:table-column table:style-name="co4" table:default-cell-style-name="ce14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septembre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office:value-type="string" calcext:value-type="string">
            <text:p>Numéro bon 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/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office:value-type="string" calcext:value-type="string">
            <text:p>l'enten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5" office:value-type="float" office:value="1147185" calcext:value-type="float">
            <text:p>1147185</text:p>
          </table:table-cell>
          <table:table-cell table:style-name="ce2" office:value-type="string" calcext:value-type="string">
            <text:p>CORPORATION D'URGENCES-SANTE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129.2" calcext:value-type="float">
            <text:p>129,20</text:p>
          </table:table-cell>
          <table:table-cell table:style-name="ce7"/>
          <table:table-cell table:style-name="ce2" office:value-type="string" calcext:value-type="string">
            <text:p>Service - Transport ambulanci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0639" calcext:value-type="float">
            <text:p>1150639</text:p>
          </table:table-cell>
          <table:table-cell table:style-name="ce2" office:value-type="string" calcext:value-type="string">
            <text:p>ENVELOPPE LAURENTIDE INC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82.87" calcext:value-type="float">
            <text:p>82,87</text:p>
          </table:table-cell>
          <table:table-cell table:style-name="ce6"/>
          <table:table-cell table:style-name="ce2" office:value-type="string" calcext:value-type="string">
            <text:p>Fourniture d'expédi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7362" calcext:value-type="float">
            <text:p>1147362</text:p>
          </table:table-cell>
          <table:table-cell table:style-name="ce2" office:value-type="string" calcext:value-type="string">
            <text:p>LES EDITIONS YVON BLAIS INC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21.34" calcext:value-type="float">
            <text:p>21,34</text:p>
          </table:table-cell>
          <table:table-cell table:style-name="ce6"/>
          <table:table-cell table:style-name="ce2" office:value-type="string" calcext:value-type="string">
            <text:p>Livr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0133" calcext:value-type="float">
            <text:p>1150133</text:p>
          </table:table-cell>
          <table:table-cell table:style-name="ce2" office:value-type="string" calcext:value-type="string">
            <text:p>ROBERT BOILEAU INC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2677.18" calcext:value-type="float">
            <text:p>2 677,18</text:p>
          </table:table-cell>
          <table:table-cell table:style-name="ce6"/>
          <table:table-cell table:style-name="ce2" office:value-type="string" calcext:value-type="string">
            <text:p>Accessoire et pièce de remplacement pour machiner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7365" calcext:value-type="float">
            <text:p>1147365</text:p>
          </table:table-cell>
          <table:table-cell table:style-name="ce2" office:value-type="string" calcext:value-type="string">
            <text:p>VINCENT ERGONOMIE INC.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43.09" calcext:value-type="float">
            <text:p>43,09</text:p>
          </table:table-cell>
          <table:table-cell table:style-name="ce6"/>
          <table:table-cell table:style-name="ce2" office:value-type="string" calcext:value-type="string">
            <text:p>Conseiller en ergonom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TIN, PIERRE</text:p>
          </table:table-cell>
          <table:table-cell table:style-name="ce5" office:value-type="float" office:value="1151404" calcext:value-type="float">
            <text:p>1151404</text:p>
          </table:table-cell>
          <table:table-cell table:style-name="ce2" office:value-type="string" calcext:value-type="string">
            <text:p>DISTRIBUTION JEAN BLANCHARD INC.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19842.64" calcext:value-type="float">
            <text:p>19 842,64</text:p>
          </table:table-cell>
          <table:table-cell table:style-name="ce7"/>
          <table:table-cell table:style-name="ce2" office:value-type="string" calcext:value-type="string">
            <text:p>Poubelle et conteneu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1754" calcext:value-type="float">
            <text:p>1151754</text:p>
          </table:table-cell>
          <table:table-cell table:style-name="ce2" office:value-type="string" calcext:value-type="string">
            <text:p>GROUPE ABF INC.</text:p>
          </table:table-cell>
          <table:table-cell table:style-name="ce9" office:value-type="date" office:date-value="2016-09-27" calcext:value-type="date">
            <text:p>09-27-16</text:p>
          </table:table-cell>
          <table:table-cell table:style-name="ce12" office:value-type="float" office:value="9133.91" calcext:value-type="float">
            <text:p>9 133,91</text:p>
          </table:table-cell>
          <table:table-cell table:style-name="ce7"/>
          <table:table-cell table:style-name="ce2" office:value-type="string" calcext:value-type="string">
            <text:p>Béton préparé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1019" calcext:value-type="float">
            <text:p>1151019</text:p>
          </table:table-cell>
          <table:table-cell table:style-name="ce2" office:value-type="string" calcext:value-type="string">
            <text:p>SAKO ELECTRIQUE LTEE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10425.26" calcext:value-type="float">
            <text:p>10 425,26</text:p>
          </table:table-cell>
          <table:table-cell table:style-name="ce7"/>
          <table:table-cell table:style-name="ce2" office:value-type="string" calcext:value-type="string">
            <text:p>Équipement - Véhicule et apparei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ROUSSEAU, HELENE</text:p>
          </table:table-cell>
          <table:table-cell table:style-name="ce5" office:value-type="float" office:value="1152089" calcext:value-type="float">
            <text:p>1152089</text:p>
          </table:table-cell>
          <table:table-cell table:style-name="ce2" office:value-type="string" calcext:value-type="string">
            <text:p>LES CONSTRUCTIONS ARGOZY INC.</text:p>
          </table:table-cell>
          <table:table-cell table:style-name="ce9" office:value-type="date" office:date-value="2016-09-28" calcext:value-type="date">
            <text:p>09-28-16</text:p>
          </table:table-cell>
          <table:table-cell table:style-name="ce12" office:value-type="float" office:value="2824.16" calcext:value-type="float">
            <text:p>2 824,16</text:p>
          </table:table-cell>
          <table:table-cell table:style-name="ce7"/>
          <table:table-cell table:style-name="ce2" office:value-type="string" calcext:value-type="string">
            <text:p>Service - Entretien d'immeubl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2091" calcext:value-type="float">
            <text:p>1152091</text:p>
          </table:table-cell>
          <table:table-cell table:style-name="ce2"/>
          <table:table-cell table:style-name="ce9" office:value-type="date" office:date-value="2016-09-28" calcext:value-type="date">
            <text:p>09-28-16</text:p>
          </table:table-cell>
          <table:table-cell table:style-name="ce12" office:value-type="float" office:value="10026.31" calcext:value-type="float">
            <text:p>10 026,31</text:p>
          </table:table-cell>
          <table:table-cell table:style-name="ce7"/>
          <table:table-cell table:style-name="ce2" office:value-type="string" calcext:value-type="string">
            <text:p>Service - Aménagement paysager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5" office:value-type="float" office:value="1152092" calcext:value-type="float">
            <text:p>1152092</text:p>
          </table:table-cell>
          <table:table-cell table:style-name="ce2" office:value-type="string" calcext:value-type="string">
            <text:p>VORTEX STRUCTURES AQUATIQUES INTERNATIONALES INC</text:p>
          </table:table-cell>
          <table:table-cell table:style-name="ce9" office:value-type="date" office:date-value="2016-09-28" calcext:value-type="date">
            <text:p>09-28-16</text:p>
          </table:table-cell>
          <table:table-cell table:style-name="ce12" office:value-type="float" office:value="267.72" calcext:value-type="float">
            <text:p>267,72</text:p>
          </table:table-cell>
          <table:table-cell table:style-name="ce7"/>
          <table:table-cell table:style-name="ce2" office:value-type="string" calcext:value-type="string">
            <text:p>Reprogrammation des jeux d'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148044" calcext:value-type="float">
            <text:p>1148044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528.93" calcext:value-type="float">
            <text:p>528,93</text:p>
          </table:table-cell>
          <table:table-cell table:style-name="ce7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1231" calcext:value-type="float">
            <text:p>1131231</text:p>
          </table:table-cell>
          <table:table-cell table:style-name="ce2" office:value-type="string" calcext:value-type="string">
            <text:p>L.L. LOZEAU LTEE.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100.7" calcext:value-type="float">
            <text:p>100,70</text:p>
          </table:table-cell>
          <table:table-cell table:style-name="ce7"/>
          <table:table-cell table:style-name="ce2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216" calcext:value-type="float">
            <text:p>1151216</text:p>
          </table:table-cell>
          <table:table-cell table:style-name="ce2" office:value-type="string" calcext:value-type="string">
            <text:p>MAGASINS BEST BUY LTEE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62.95" calcext:value-type="float">
            <text:p>62,95</text:p>
          </table:table-cell>
          <table:table-cell table:style-name="ce7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251" calcext:value-type="float">
            <text:p>1148251</text:p>
          </table:table-cell>
          <table:table-cell table:style-name="ce2" office:value-type="string" calcext:value-type="string">
            <text:p>MONTREAL STENCIL INC</text:p>
          </table:table-cell>
          <table:table-cell table:style-name="ce9" office:value-type="date" office:date-value="2016-09-09" calcext:value-type="date">
            <text:p>09-09-16</text:p>
          </table:table-cell>
          <table:table-cell table:style-name="ce12" office:value-type="float" office:value="133.79" calcext:value-type="float">
            <text:p>133,79</text:p>
          </table:table-cell>
          <table:table-cell table:style-name="ce7"/>
          <table:table-cell table:style-name="ce2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214" calcext:value-type="float">
            <text:p>1151214</text:p>
          </table:table-cell>
          <table:table-cell table:style-name="ce2" office:value-type="string" calcext:value-type="string">
            <text:p>R.M. LEDUC &amp; CIE INC.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423.89" calcext:value-type="float">
            <text:p>423,89</text:p>
          </table:table-cell>
          <table:table-cell table:style-name="ce7"/>
          <table:table-cell table:style-name="ce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524" calcext:value-type="float">
            <text:p>1151524</text:p>
          </table:table-cell>
          <table:table-cell table:style-name="ce2"/>
          <table:table-cell table:style-name="ce9" office:value-type="date" office:date-value="2016-09-26" calcext:value-type="date">
            <text:p>09-26-16</text:p>
          </table:table-cell>
          <table:table-cell table:style-name="ce12" office:value-type="float" office:value="1278.24" calcext:value-type="float">
            <text:p>1 278,24</text:p>
          </table:table-cell>
          <table:table-cell table:style-name="ce7"/>
          <table:table-cell table:style-name="ce2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796" calcext:value-type="float">
            <text:p>1151796</text:p>
          </table:table-cell>
          <table:table-cell table:style-name="ce2" office:value-type="string" calcext:value-type="string">
            <text:p>ROULEAUX DE PAPIER &amp; RUBANS J.L. INC.</text:p>
          </table:table-cell>
          <table:table-cell table:style-name="ce9" office:value-type="date" office:date-value="2016-09-27" calcext:value-type="date">
            <text:p>09-27-16</text:p>
          </table:table-cell>
          <table:table-cell table:style-name="ce12" office:value-type="float" office:value="440.69" calcext:value-type="float">
            <text:p>440,69</text:p>
          </table:table-cell>
          <table:table-cell table:style-name="ce7"/>
          <table:table-cell table:style-name="ce2" office:value-type="string" calcext:value-type="string">
            <text:p>Papi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5" office:value-type="float" office:value="1149808" calcext:value-type="float">
            <text:p>1149808</text:p>
          </table:table-cell>
          <table:table-cell table:style-name="ce2" office:value-type="string" calcext:value-type="string">
            <text:p>ARBO-DESIGN INC.</text:p>
          </table:table-cell>
          <table:table-cell table:style-name="ce9" office:value-type="date" office:date-value="2016-09-16" calcext:value-type="date">
            <text:p>09-16-16</text:p>
          </table:table-cell>
          <table:table-cell table:style-name="ce12" office:value-type="float" office:value="2309.72" calcext:value-type="float">
            <text:p>2 309,72</text:p>
          </table:table-cell>
          <table:table-cell table:style-name="ce7"/>
          <table:table-cell table:style-name="ce2" office:value-type="string" calcext:value-type="string">
            <text:p>Service - Abatt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312" calcext:value-type="float">
            <text:p>1151312</text:p>
          </table:table-cell>
          <table:table-cell table:style-name="ce2" office:value-type="string" calcext:value-type="string">
            <text:p>CARREFOUR JEUNESSE-EMPLOI DE CDN (CJECDN)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1536" calcext:value-type="float">
            <text:p>1 536,00</text:p>
          </table:table-cell>
          <table:table-cell table:style-name="ce7"/>
          <table:table-cell table:style-name="ce2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638" calcext:value-type="float">
            <text:p>1150638</text:p>
          </table:table-cell>
          <table:table-cell table:style-name="ce2" office:value-type="string" calcext:value-type="string">
            <text:p>COMPUGEN INC.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481.11" calcext:value-type="float">
            <text:p>481,11</text:p>
          </table:table-cell>
          <table:table-cell table:style-name="ce7"/>
          <table:table-cell table:style-name="ce2" office:value-type="string" calcext:value-type="string">
            <text:p>Achat d'impriman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293" calcext:value-type="float">
            <text:p>1151293</text:p>
          </table:table-cell>
          <table:table-cell table:style-name="ce2" office:value-type="string" calcext:value-type="string">
            <text:p>KETCHUM MANUFACTURING INC.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1914.5" calcext:value-type="float">
            <text:p>1 914,50</text:p>
          </table:table-cell>
          <table:table-cell table:style-name="ce5" office:value-type="float" office:value="1148581" calcext:value-type="float">
            <text:p>1148581</text:p>
          </table:table-cell>
          <table:table-cell table:style-name="ce2" office:value-type="string" calcext:value-type="string">
            <text:p>Accessoire et fourniture pour anim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811" calcext:value-type="float">
            <text:p>1149811</text:p>
          </table:table-cell>
          <table:table-cell table:style-name="ce2" office:value-type="string" calcext:value-type="string">
            <text:p>L'EMPREINTE IMPRIMERIE INC.</text:p>
          </table:table-cell>
          <table:table-cell table:style-name="ce9" office:value-type="date" office:date-value="2016-09-16" calcext:value-type="date">
            <text:p>09-16-16</text:p>
          </table:table-cell>
          <table:table-cell table:style-name="ce12" office:value-type="float" office:value="132.28" calcext:value-type="float">
            <text:p>132,28</text:p>
          </table:table-cell>
          <table:table-cell table:style-name="ce7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092" calcext:value-type="float">
            <text:p>1148092</text:p>
          </table:table-cell>
          <table:table-cell table:style-name="ce2" office:value-type="string" calcext:value-type="string">
            <text:p>LES TRADUCTIONS TERRY KNOWLES INC.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89.24" calcext:value-type="float">
            <text:p>89,24</text:p>
          </table:table-cell>
          <table:table-cell table:style-name="ce15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633" calcext:value-type="float">
            <text:p>1150633</text:p>
          </table:table-cell>
          <table:table-cell table:style-name="ce2" office:value-type="string" calcext:value-type="string">
            <text:p>MP REPRODUCTIONS INC.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8628.56" calcext:value-type="float">
            <text:p>8 628,56</text:p>
          </table:table-cell>
          <table:table-cell table:style-name="ce6"/>
          <table:table-cell table:style-name="ce2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981" calcext:value-type="float">
            <text:p>1149981</text:p>
          </table:table-cell>
          <table:table-cell table:style-name="ce2" office:value-type="string" calcext:value-type="string">
            <text:p>TRANSELEC / COMMON INC.</text:p>
          </table:table-cell>
          <table:table-cell table:style-name="ce9" office:value-type="date" office:date-value="2016-09-16" calcext:value-type="date">
            <text:p>09-16-16</text:p>
          </table:table-cell>
          <table:table-cell table:style-name="ce12" office:value-type="float" office:value="262.47" calcext:value-type="float">
            <text:p>262,47</text:p>
          </table:table-cell>
          <table:table-cell table:style-name="ce6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640" calcext:value-type="float">
            <text:p>1150640</text:p>
          </table:table-cell>
          <table:table-cell table:style-name="ce2" office:value-type="string" calcext:value-type="string">
            <text:p>UNIVERSITE DE MONTREAL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500" calcext:value-type="float">
            <text:p>500,00</text:p>
          </table:table-cell>
          <table:table-cell table:style-name="ce6"/>
          <table:table-cell table:style-name="ce2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PLANTIE, S-ANNE</text:p>
          </table:table-cell>
          <table:table-cell table:style-name="ce5" office:value-type="float" office:value="1148773" calcext:value-type="float">
            <text:p>1148773</text:p>
          </table:table-cell>
          <table:table-cell table:style-name="ce2" office:value-type="string" calcext:value-type="string">
            <text:p>LINDA KEMERER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2250" calcext:value-type="float">
            <text:p>2 250,00</text:p>
          </table:table-cell>
          <table:table-cell table:style-name="ce6"/>
          <table:table-cell table:style-name="ce2" office:value-type="string" calcext:value-type="string">
            <text:p>Service - Formation en anglai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TIN, ALAIN</text:p>
          </table:table-cell>
          <table:table-cell table:style-name="ce5" office:value-type="float" office:value="1151367" calcext:value-type="float">
            <text:p>1151367</text:p>
          </table:table-cell>
          <table:table-cell table:style-name="ce2" office:value-type="string" calcext:value-type="string">
            <text:p>ACE ACCENT CONTROLES ELECTRONIQUES INC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2467.21" calcext:value-type="float">
            <text:p>2 467,21</text:p>
          </table:table-cell>
          <table:table-cell table:style-name="ce6"/>
          <table:table-cell table:style-name="ce2" office:value-type="string" calcext:value-type="string">
            <text:p>Réparation/Entretien -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030" calcext:value-type="float">
            <text:p>1151030</text:p>
          </table:table-cell>
          <table:table-cell table:style-name="ce2" office:value-type="string" calcext:value-type="string">
            <text:p>EQUIPEMENTS TWIN INC.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2679.34" calcext:value-type="float">
            <text:p>2 679,34</text:p>
          </table:table-cell>
          <table:table-cell table:style-name="ce15"/>
          <table:table-cell table:style-name="ce2" office:value-type="string" calcext:value-type="string">
            <text:p>Réparation/Entretien - Véhicule lourd et machinerie lour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PPIER, GENEVIEVE</text:p>
          </table:table-cell>
          <table:table-cell table:style-name="ce5" office:value-type="float" office:value="1148034" calcext:value-type="float">
            <text:p>1148034</text:p>
          </table:table-cell>
          <table:table-cell table:style-name="ce2" office:value-type="string" calcext:value-type="string">
            <text:p>AVENUE 77 INC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255.12" calcext:value-type="float">
            <text:p>255,12</text:p>
          </table:table-cell>
          <table:table-cell table:style-name="ce6"/>
          <table:table-cell table:style-name="ce2" office:value-type="string" calcext:value-type="string">
            <text:p>Panne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0450" calcext:value-type="float">
            <text:p>1140450</text:p>
          </table:table-cell>
          <table:table-cell table:style-name="ce2" office:value-type="string" calcext:value-type="string">
            <text:p>ROBERT BOILEAU INC</text:p>
          </table:table-cell>
          <table:table-cell table:style-name="ce9" office:value-type="date" office:date-value="2016-09-07" calcext:value-type="date">
            <text:p>09-07-16</text:p>
          </table:table-cell>
          <table:table-cell table:style-name="ce12" office:value-type="float" office:value="91.36" calcext:value-type="float">
            <text:p>91,36</text:p>
          </table:table-cell>
          <table:table-cell table:style-name="ce7"/>
          <table:table-cell table:style-name="ce2" office:value-type="string" calcext:value-type="string">
            <text:p>Service - Transport de col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313" calcext:value-type="float">
            <text:p>1149313</text:p>
          </table:table-cell>
          <table:table-cell table:style-name="ce2" office:value-type="string" calcext:value-type="string">
            <text:p>TENAQUIP LIMITED</text:p>
          </table:table-cell>
          <table:table-cell table:style-name="ce9" office:value-type="date" office:date-value="2016-09-14" calcext:value-type="date">
            <text:p>09-14-16</text:p>
          </table:table-cell>
          <table:table-cell table:style-name="ce12" office:value-type="float" office:value="1616.65" calcext:value-type="float">
            <text:p>1 616,65</text:p>
          </table:table-cell>
          <table:table-cell table:style-name="ce7"/>
          <table:table-cell table:style-name="ce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5" office:value-type="float" office:value="1150251" calcext:value-type="float">
            <text:p>1150251</text:p>
          </table:table-cell>
          <table:table-cell table:style-name="ce2" office:value-type="string" calcext:value-type="string">
            <text:p>AQUATECHNO SPECIALISTES AQUATIQUES INC.</text:p>
          </table:table-cell>
          <table:table-cell table:style-name="ce9" office:value-type="date" office:date-value="2016-09-19" calcext:value-type="date">
            <text:p>09-19-16</text:p>
          </table:table-cell>
          <table:table-cell table:style-name="ce12" office:value-type="float" office:value="641.48" calcext:value-type="float">
            <text:p>641,48</text:p>
          </table:table-cell>
          <table:table-cell table:style-name="ce7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078" calcext:value-type="float">
            <text:p>1151078</text:p>
          </table:table-cell>
          <table:table-cell table:style-name="ce2" office:value-type="string" calcext:value-type="string">
            <text:p>ASCENSEURS TRANSCO INC.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1788.99" calcext:value-type="float">
            <text:p>1 788,99</text:p>
          </table:table-cell>
          <table:table-cell table:style-name="ce7"/>
          <table:table-cell table:style-name="ce2" office:value-type="string" calcext:value-type="string">
            <text:p>Entrepreneur en ascenseurs et monte-charg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259" calcext:value-type="float">
            <text:p>1149259</text:p>
          </table:table-cell>
          <table:table-cell table:style-name="ce2" office:value-type="string" calcext:value-type="string">
            <text:p>AUDIO CINE FILMS INC</text:p>
          </table:table-cell>
          <table:table-cell table:style-name="ce9" office:value-type="date" office:date-value="2016-09-14" calcext:value-type="date">
            <text:p>09-14-16</text:p>
          </table:table-cell>
          <table:table-cell table:style-name="ce12" office:value-type="float" office:value="524.93" calcext:value-type="float">
            <text:p>524,93</text:p>
          </table:table-cell>
          <table:table-cell table:style-name="ce7"/>
          <table:table-cell table:style-name="ce2" office:value-type="string" calcext:value-type="string">
            <text:p>Film, vidéo et banque d'imag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335" calcext:value-type="float">
            <text:p>1149335</text:p>
          </table:table-cell>
          <table:table-cell table:style-name="ce2" office:value-type="string" calcext:value-type="string">
            <text:p>CARR MCLEAN LIMITED</text:p>
          </table:table-cell>
          <table:table-cell table:style-name="ce9" office:value-type="date" office:date-value="2016-09-14" calcext:value-type="date">
            <text:p>09-14-16</text:p>
          </table:table-cell>
          <table:table-cell table:style-name="ce12" office:value-type="float" office:value="418.76" calcext:value-type="float">
            <text:p>418,76</text:p>
          </table:table-cell>
          <table:table-cell table:style-name="ce7"/>
          <table:table-cell table:style-name="ce2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2321" calcext:value-type="float">
            <text:p>1122321</text:p>
          </table:table-cell>
          <table:table-cell table:style-name="ce2" office:value-type="string" calcext:value-type="string">
            <text:p>CHARLES, CHRISTOPHER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177.75" calcext:value-type="float">
            <text:p>177,75</text:p>
          </table:table-cell>
          <table:table-cell table:style-name="ce7"/>
          <table:table-cell table:style-name="ce2" office:value-type="string" calcext:value-type="string">
            <text:p>Frais - Transport en commu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48316" calcext:value-type="float">
            <text:p>1148316</text:p>
          </table:table-cell>
          <table:table-cell table:style-name="ce2" office:value-type="string" calcext:value-type="string">
            <text:p>DEMENAGEMENT LA CAPITALE</text:p>
          </table:table-cell>
          <table:table-cell table:style-name="ce9" office:value-type="date" office:date-value="2016-09-09" calcext:value-type="date">
            <text:p>09-09-16</text:p>
          </table:table-cell>
          <table:table-cell table:style-name="ce12" office:value-type="float" office:value="10493.5" calcext:value-type="float">
            <text:p>10 493,50</text:p>
          </table:table-cell>
          <table:table-cell table:style-name="ce7"/>
          <table:table-cell table:style-name="ce2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1215" calcext:value-type="float">
            <text:p>1151215</text:p>
          </table:table-cell>
          <table:table-cell table:style-name="ce2" office:value-type="string" calcext:value-type="string">
            <text:p>LES EMBALLAGES BOX PACK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624.68" calcext:value-type="float">
            <text:p>624,68</text:p>
          </table:table-cell>
          <table:table-cell table:style-name="ce6"/>
          <table:table-cell table:style-name="ce2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178" calcext:value-type="float">
            <text:p>1148178</text:p>
          </table:table-cell>
          <table:table-cell table:style-name="ce2" office:value-type="string" calcext:value-type="string">
            <text:p>LES INSTALLATIONS SPORTIVES AGORA INC.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580.06" calcext:value-type="float">
            <text:p>580,06</text:p>
          </table:table-cell>
          <table:table-cell table:style-name="ce15"/>
          <table:table-cell table:style-name="ce2" office:value-type="string" calcext:value-type="string">
            <text:p>Réparation/Entretien - Porte et fenêt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426" calcext:value-type="float">
            <text:p>1150426</text:p>
          </table:table-cell>
          <table:table-cell table:style-name="ce2" office:value-type="string" calcext:value-type="string">
            <text:p>POMPES PROVINCIALES</text:p>
          </table:table-cell>
          <table:table-cell table:style-name="ce9" office:value-type="date" office:date-value="2016-09-20" calcext:value-type="date">
            <text:p>09-20-16</text:p>
          </table:table-cell>
          <table:table-cell table:style-name="ce12" office:value-type="float" office:value="3563.28" calcext:value-type="float">
            <text:p>3 563,28</text:p>
          </table:table-cell>
          <table:table-cell table:style-name="ce7"/>
          <table:table-cell table:style-name="ce2" office:value-type="string" calcext:value-type="string">
            <text:p>Réparation/Entretien - 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080" calcext:value-type="float">
            <text:p>1151080</text:p>
          </table:table-cell>
          <table:table-cell table:style-name="ce2" office:value-type="string" calcext:value-type="string">
            <text:p>REGROUPEMENT DES CENTRES D'ARTISTES AUTOGERES DU QC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656.17" calcext:value-type="float">
            <text:p>656,17</text:p>
          </table:table-cell>
          <table:table-cell table:style-name="ce6"/>
          <table:table-cell table:style-name="ce2" office:value-type="string" calcext:value-type="string">
            <text:p>Service - Diffusio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UDREAULT, SONIA</text:p>
          </table:table-cell>
          <table:table-cell table:style-name="ce5" office:value-type="float" office:value="1151096" calcext:value-type="float">
            <text:p>1151096</text:p>
          </table:table-cell>
          <table:table-cell table:style-name="ce2" office:value-type="string" calcext:value-type="string">
            <text:p>SAKO ELECTRIQUE LTEE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3687.16" calcext:value-type="float">
            <text:p>3 687,16</text:p>
          </table:table-cell>
          <table:table-cell table:style-name="ce6"/>
          <table:table-cell table:style-name="ce2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6383" calcext:value-type="float">
            <text:p>1126383</text:p>
          </table:table-cell>
          <table:table-cell table:style-name="ce2" office:value-type="string" calcext:value-type="string">
            <text:p>SOLOTECH INC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36.75" calcext:value-type="float">
            <text:p>36,75</text:p>
          </table:table-cell>
          <table:table-cell table:style-name="ce7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0832" calcext:value-type="float">
            <text:p>1100832</text:p>
          </table:table-cell>
          <table:table-cell table:style-name="ce2" office:value-type="string" calcext:value-type="string">
            <text:p>UBA INC.</text:p>
          </table:table-cell>
          <table:table-cell table:style-name="ce9" office:value-type="date" office:date-value="2016-09-09" calcext:value-type="date">
            <text:p>09-09-16</text:p>
          </table:table-cell>
          <table:table-cell table:style-name="ce12" office:value-type="float" office:value="1365.87" calcext:value-type="float">
            <text:p>1 365,87</text:p>
          </table:table-cell>
          <table:table-cell table:style-name="ce7"/>
          <table:table-cell table:style-name="ce2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5" office:value-type="float" office:value="1148772" calcext:value-type="float">
            <text:p>1148772</text:p>
          </table:table-cell>
          <table:table-cell table:style-name="ce2" office:value-type="string" calcext:value-type="string">
            <text:p>AQUATECHNO SPECIALISTES AQUATIQUES INC.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18740.27" calcext:value-type="float">
            <text:p>18 740,27</text:p>
          </table:table-cell>
          <table:table-cell table:style-name="ce7"/>
          <table:table-cell table:style-name="ce2" office:value-type="string" calcext:value-type="string">
            <text:p>Machine et équipement pour 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7358" calcext:value-type="float">
            <text:p>1117358</text:p>
          </table:table-cell>
          <table:table-cell table:style-name="ce2" office:value-type="string" calcext:value-type="string">
            <text:p>CARDIN RAMIREZ JULIEN INC.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2194.24" calcext:value-type="float">
            <text:p>2 194,24</text:p>
          </table:table-cell>
          <table:table-cell table:style-name="ce6"/>
          <table:table-cell table:style-name="ce2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12442" calcext:value-type="float">
            <text:p>1112442</text:p>
          </table:table-cell>
          <table:table-cell table:style-name="ce2" office:value-type="string" calcext:value-type="string">
            <text:p>CENTRE DE SERVICES PARTAGES DU QUEBEC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661.42" calcext:value-type="float">
            <text:p>661,42</text:p>
          </table:table-cell>
          <table:table-cell table:style-name="ce6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07679" calcext:value-type="float">
            <text:p>1107679</text:p>
          </table:table-cell>
          <table:table-cell table:style-name="ce2" office:value-type="string" calcext:value-type="string">
            <text:p>GENIEX INC.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734.91" calcext:value-type="float">
            <text:p>734,91</text:p>
          </table:table-cell>
          <table:table-cell table:style-name="ce6"/>
          <table:table-cell table:style-name="ce2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13540" calcext:value-type="float">
            <text:p>1113540</text:p>
          </table:table-cell>
          <table:table-cell table:style-name="ce2" office:value-type="string" calcext:value-type="string">
            <text:p>MBI EXPERTS-CONSEILS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524.94" calcext:value-type="float">
            <text:p>524,94</text:p>
          </table:table-cell>
          <table:table-cell table:style-name="ce6"/>
          <table:table-cell table:style-name="ce2" office:value-type="string" calcext:value-type="string">
            <text:p>Ingénieur mécanique - Matériaux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47139" calcext:value-type="float">
            <text:p>1147139</text:p>
          </table:table-cell>
          <table:table-cell table:style-name="ce2" office:value-type="string" calcext:value-type="string">
            <text:p>TOSHIBA SOLUTIONS D'AFFAIRES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295.34" calcext:value-type="float">
            <text:p>295,34</text:p>
          </table:table-cell>
          <table:table-cell table:style-name="ce6"/>
          <table:table-cell table:style-name="ce2" office:value-type="string" calcext:value-type="string">
            <text:p>Location photocopieur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04081" calcext:value-type="float">
            <text:p>1104081</text:p>
          </table:table-cell>
          <table:table-cell table:style-name="ce2" office:value-type="string" calcext:value-type="string">
            <text:p>BENSACI, AMAR</text:p>
          </table:table-cell>
          <table:table-cell table:style-name="ce9" office:value-type="date" office:date-value="2016-09-07" calcext:value-type="date">
            <text:p>09-07-16</text:p>
          </table:table-cell>
          <table:table-cell table:style-name="ce12" office:value-type="float" office:value="423.22" calcext:value-type="float">
            <text:p>423,22</text:p>
          </table:table-cell>
          <table:table-cell table:style-name="ce7"/>
          <table:table-cell table:style-name="ce2" office:value-type="string" calcext:value-type="string">
            <text:p>Frais de kilométr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147731" calcext:value-type="float">
            <text:p>1147731</text:p>
          </table:table-cell>
          <table:table-cell table:style-name="ce2" office:value-type="string" calcext:value-type="string">
            <text:p>3289419 CANADA (COLLINS)</text:p>
          </table:table-cell>
          <table:table-cell table:style-name="ce9" office:value-type="date" office:date-value="2016-09-07" calcext:value-type="date">
            <text:p>09-07-16</text:p>
          </table:table-cell>
          <table:table-cell table:style-name="ce12" office:value-type="float" office:value="952.4" calcext:value-type="float">
            <text:p>952,40</text:p>
          </table:table-cell>
          <table:table-cell table:style-name="ce6"/>
          <table:table-cell table:style-name="ce2" office:value-type="string" calcext:value-type="string">
            <text:p>Bottes pour asphal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864" calcext:value-type="float">
            <text:p>1147864</text:p>
          </table:table-cell>
          <table:table-cell table:style-name="ce2" office:value-type="string" calcext:value-type="string">
            <text:p>ACKLANDS - GRAINGER INC.</text:p>
          </table:table-cell>
          <table:table-cell table:style-name="ce9" office:value-type="date" office:date-value="2016-09-07" calcext:value-type="date">
            <text:p>09-07-16</text:p>
          </table:table-cell>
          <table:table-cell table:style-name="ce12" office:value-type="float" office:value="81.74" calcext:value-type="float">
            <text:p>81,74</text:p>
          </table:table-cell>
          <table:table-cell table:style-name="ce6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650" calcext:value-type="float">
            <text:p>1149650</text:p>
          </table:table-cell>
          <table:table-cell table:style-name="ce2"/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210.42" calcext:value-type="float">
            <text:p>210,42</text:p>
          </table:table-cell>
          <table:table-cell table:style-name="ce6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388.58" calcext:value-type="float">
            <text:p>388,58</text:p>
          </table:table-cell>
          <table:table-cell table:style-name="ce7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458" calcext:value-type="float">
            <text:p>1148458</text:p>
          </table:table-cell>
          <table:table-cell table:style-name="ce2" office:value-type="string" calcext:value-type="string">
            <text:p>APSAM ASS. PARITAIRE SANTE &amp; SECURITE AFFAIRES MUN.</text:p>
          </table:table-cell>
          <table:table-cell table:style-name="ce9" office:value-type="date" office:date-value="2016-09-09" calcext:value-type="date">
            <text:p>09-09-16</text:p>
          </table:table-cell>
          <table:table-cell table:style-name="ce12" office:value-type="float" office:value="750" calcext:value-type="float">
            <text:p>750,00</text:p>
          </table:table-cell>
          <table:table-cell table:style-name="ce6"/>
          <table:table-cell table:style-name="ce2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471" calcext:value-type="float">
            <text:p>1148471</text:p>
          </table:table-cell>
          <table:table-cell table:style-name="ce2"/>
          <table:table-cell table:style-name="ce9" office:value-type="date" office:date-value="2016-09-09" calcext:value-type="date">
            <text:p>09-09-16</text:p>
          </table:table-cell>
          <table:table-cell table:style-name="ce12" office:value-type="float" office:value="1830" calcext:value-type="float">
            <text:p>1 830,00</text:p>
          </table:table-cell>
          <table:table-cell table:style-name="ce7"/>
          <table:table-cell table:style-name="ce2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81" calcext:value-type="float">
            <text:p>1149081</text:p>
          </table:table-cell>
          <table:table-cell table:style-name="ce2" office:value-type="string" calcext:value-type="string">
            <text:p>CERTIFIED LABORATORIES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660.45" calcext:value-type="float">
            <text:p>660,45</text:p>
          </table:table-cell>
          <table:table-cell table:style-name="ce7"/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112" calcext:value-type="float">
            <text:p>1148112</text:p>
          </table:table-cell>
          <table:table-cell table:style-name="ce2" office:value-type="string" calcext:value-type="string">
            <text:p>CLOTURE SECUR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5065.65" calcext:value-type="float">
            <text:p>5 065,65</text:p>
          </table:table-cell>
          <table:table-cell table:style-name="ce6"/>
          <table:table-cell table:style-name="ce2" office:value-type="string" calcext:value-type="string">
            <text:p>Réparation de la clô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692" calcext:value-type="float">
            <text:p>1148692</text:p>
          </table:table-cell>
          <table:table-cell table:style-name="ce2" office:value-type="string" calcext:value-type="string">
            <text:p>CONTANT INC.</text:p>
          </table:table-cell>
          <table:table-cell table:style-name="ce9" office:value-type="date" office:date-value="2016-09-12" calcext:value-type="date">
            <text:p>09-12-16</text:p>
          </table:table-cell>
          <table:table-cell table:style-name="ce12" office:value-type="float" office:value="212.08" calcext:value-type="float">
            <text:p>212,08</text:p>
          </table:table-cell>
          <table:table-cell table:style-name="ce6"/>
          <table:table-cell table:style-name="ce2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406" calcext:value-type="float">
            <text:p>1149406</text:p>
          </table:table-cell>
          <table:table-cell table:style-name="ce2" office:value-type="string" calcext:value-type="string">
            <text:p>DANY TREMBLAY SOUDURE INC.</text:p>
          </table:table-cell>
          <table:table-cell table:style-name="ce9" office:value-type="date" office:date-value="2016-09-14" calcext:value-type="date">
            <text:p>09-14-16</text:p>
          </table:table-cell>
          <table:table-cell table:style-name="ce12" office:value-type="float" office:value="2246.99" calcext:value-type="float">
            <text:p>2 246,99</text:p>
          </table:table-cell>
          <table:table-cell table:style-name="ce7"/>
          <table:table-cell table:style-name="ce2" office:value-type="string" calcext:value-type="string">
            <text:p>Entrepreneur en ouvrages métall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76" calcext:value-type="float">
            <text:p>1149076</text:p>
          </table:table-cell>
          <table:table-cell table:style-name="ce2" office:value-type="string" calcext:value-type="string">
            <text:p>EMBOUTEILLAGE CETO INC.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234.14" calcext:value-type="float">
            <text:p>234,14</text:p>
          </table:table-cell>
          <table:table-cell table:style-name="ce5" office:value-type="float" office:value="1055943" calcext:value-type="float">
            <text:p>1055943</text:p>
          </table:table-cell>
          <table:table-cell table:style-name="ce2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625" calcext:value-type="float">
            <text:p>1149625</text:p>
          </table:table-cell>
          <table:table-cell table:style-name="ce2" office:value-type="string" calcext:value-type="string">
            <text:p>ENTREPRISES FORLINI-DIVISION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2414.71" calcext:value-type="float">
            <text:p>2 414,71</text:p>
          </table:table-cell>
          <table:table-cell table:style-name="ce6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586" calcext:value-type="float">
            <text:p>1152586</text:p>
          </table:table-cell>
          <table:table-cell table:style-name="ce2" office:value-type="string" calcext:value-type="string">
            <text:p>GENFIR INC</text:p>
          </table:table-cell>
          <table:table-cell table:style-name="ce9" office:value-type="date" office:date-value="2016-09-29" calcext:value-type="date">
            <text:p>09-29-16</text:p>
          </table:table-cell>
          <table:table-cell table:style-name="ce12" office:value-type="float" office:value="354.86" calcext:value-type="float">
            <text:p>354,86</text:p>
          </table:table-cell>
          <table:table-cell table:style-name="ce7"/>
          <table:table-cell table:style-name="ce2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199" calcext:value-type="float">
            <text:p>1152199</text:p>
          </table:table-cell>
          <table:table-cell table:style-name="ce2" office:value-type="string" calcext:value-type="string">
            <text:p>HERCULES SLR INC</text:p>
          </table:table-cell>
          <table:table-cell table:style-name="ce9" office:value-type="date" office:date-value="2016-09-28" calcext:value-type="date">
            <text:p>09-28-16</text:p>
          </table:table-cell>
          <table:table-cell table:style-name="ce12" office:value-type="float" office:value="261.52" calcext:value-type="float">
            <text:p>261,52</text:p>
          </table:table-cell>
          <table:table-cell/>
          <table:table-cell table:style-name="ce2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74" calcext:value-type="float">
            <text:p>1149074</text:p>
          </table:table-cell>
          <table:table-cell table:style-name="ce2" office:value-type="string" calcext:value-type="string">
            <text:p>IRRIGLOBE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821.15" calcext:value-type="float">
            <text:p>821,15</text:p>
          </table:table-cell>
          <table:table-cell table:style-name="ce7"/>
          <table:table-cell table:style-name="ce2" office:value-type="string" calcext:value-type="string">
            <text:p>Réparation/Entretien - Équip.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198" calcext:value-type="float">
            <text:p>1152198</text:p>
          </table:table-cell>
          <table:table-cell table:style-name="ce2" office:value-type="string" calcext:value-type="string">
            <text:p>MARTECH SIGNALISATION INC.</text:p>
          </table:table-cell>
          <table:table-cell table:style-name="ce9" office:value-type="date" office:date-value="2016-09-28" calcext:value-type="date">
            <text:p>09-28-16</text:p>
          </table:table-cell>
          <table:table-cell table:style-name="ce12" office:value-type="float" office:value="157.48" calcext:value-type="float">
            <text:p>157,48</text:p>
          </table:table-cell>
          <table:table-cell table:style-name="ce7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202" calcext:value-type="float">
            <text:p>1147202</text:p>
          </table:table-cell>
          <table:table-cell table:style-name="ce2" office:value-type="string" calcext:value-type="string">
            <text:p>PHIL EXCAVATION INC.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9002.67" calcext:value-type="float">
            <text:p>9 002,67</text:p>
          </table:table-cell>
          <table:table-cell table:style-name="ce7"/>
          <table:table-cell table:style-name="ce2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664" calcext:value-type="float">
            <text:p>1148664</text:p>
          </table:table-cell>
          <table:table-cell table:style-name="ce2" office:value-type="string" calcext:value-type="string">
            <text:p>RENO-DEPOT</text:p>
          </table:table-cell>
          <table:table-cell table:style-name="ce9" office:value-type="date" office:date-value="2016-09-12" calcext:value-type="date">
            <text:p>09-12-16</text:p>
          </table:table-cell>
          <table:table-cell table:style-name="ce12" office:value-type="float" office:value="85.92" calcext:value-type="float">
            <text:p>85,92</text:p>
          </table:table-cell>
          <table:table-cell table:style-name="ce6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9" office:value-type="date" office:date-value="2016-09-12" calcext:value-type="date">
            <text:p>09-12-16</text:p>
          </table:table-cell>
          <table:table-cell table:style-name="ce12" office:value-type="float" office:value="135.43" calcext:value-type="float">
            <text:p>135,43</text:p>
          </table:table-cell>
          <table:table-cell table:style-name="ce6"/>
          <table:table-cell table:style-name="ce2" office:value-type="string" calcext:value-type="string">
            <text:p>Outil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825" calcext:value-type="float">
            <text:p>1147825</text:p>
          </table:table-cell>
          <table:table-cell table:style-name="ce2" office:value-type="string" calcext:value-type="string">
            <text:p>REVOLUTION ENVIRONMENTAL SOLUTIONS LP</text:p>
          </table:table-cell>
          <table:table-cell table:style-name="ce9" office:value-type="date" office:date-value="2016-09-07" calcext:value-type="date">
            <text:p>09-07-16</text:p>
          </table:table-cell>
          <table:table-cell table:style-name="ce12" office:value-type="float" office:value="2106.77" calcext:value-type="float">
            <text:p>2 106,77</text:p>
          </table:table-cell>
          <table:table-cell table:style-name="ce6"/>
          <table:table-cell table:style-name="ce2" office:value-type="string" calcext:value-type="string">
            <text:p>Service - Collecte de matières dangereuses (DDD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5156" calcext:value-type="float">
            <text:p>1105156</text:p>
          </table:table-cell>
          <table:table-cell table:style-name="ce2" office:value-type="string" calcext:value-type="string">
            <text:p>SHRED-IT INTERNATIONAL ULC</text:p>
          </table:table-cell>
          <table:table-cell table:style-name="ce9" office:value-type="date" office:date-value="2016-09-14" calcext:value-type="date">
            <text:p>09-14-16</text:p>
          </table:table-cell>
          <table:table-cell table:style-name="ce12" office:value-type="float" office:value="59.16" calcext:value-type="float">
            <text:p>59,16</text:p>
          </table:table-cell>
          <table:table-cell table:style-name="ce6"/>
          <table:table-cell table:style-name="ce2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518" calcext:value-type="float">
            <text:p>1150518</text:p>
          </table:table-cell>
          <table:table-cell table:style-name="ce2" office:value-type="string" calcext:value-type="string">
            <text:p>ST-GERMAIN EGOUTS ET AQUEDUCS INC.</text:p>
          </table:table-cell>
          <table:table-cell table:style-name="ce9" office:value-type="date" office:date-value="2016-09-20" calcext:value-type="date">
            <text:p>09-20-16</text:p>
          </table:table-cell>
          <table:table-cell table:style-name="ce12" office:value-type="float" office:value="2385.32" calcext:value-type="float">
            <text:p>2 385,32</text:p>
          </table:table-cell>
          <table:table-cell table:style-name="ce6"/>
          <table:table-cell table:style-name="ce2" office:value-type="string" calcext:value-type="string">
            <text:p>Chambre de van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193" calcext:value-type="float">
            <text:p>1152193</text:p>
          </table:table-cell>
          <table:table-cell table:style-name="ce2"/>
          <table:table-cell table:style-name="ce9" office:value-type="date" office:date-value="2016-09-28" calcext:value-type="date">
            <text:p>09-28-16</text:p>
          </table:table-cell>
          <table:table-cell table:style-name="ce12" office:value-type="float" office:value="2003.8" calcext:value-type="float">
            <text:p>2 003,80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Chambre de van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130" calcext:value-type="float">
            <text:p>1151130</text:p>
          </table:table-cell>
          <table:table-cell table:style-name="ce2" office:value-type="string" calcext:value-type="string">
            <text:p>TENAQUIP LIMITED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186.77" calcext:value-type="float">
            <text:p>186,77</text:p>
          </table:table-cell>
          <table:table-cell table:style-name="ce6"/>
          <table:table-cell table:style-name="ce2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143" calcext:value-type="float">
            <text:p>1147143</text:p>
          </table:table-cell>
          <table:table-cell table:style-name="ce2" office:value-type="string" calcext:value-type="string">
            <text:p>U. CAYOUETTE INC.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490.82" calcext:value-type="float">
            <text:p>490,82</text:p>
          </table:table-cell>
          <table:table-cell table:style-name="ce6"/>
          <table:table-cell table:style-name="ce2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649" calcext:value-type="float">
            <text:p>1148649</text:p>
          </table:table-cell>
          <table:table-cell table:style-name="ce2"/>
          <table:table-cell table:style-name="ce9" office:value-type="date" office:date-value="2016-09-12" calcext:value-type="date">
            <text:p>09-12-16</text:p>
          </table:table-cell>
          <table:table-cell table:style-name="ce12" office:value-type="float" office:value="381.73" calcext:value-type="float">
            <text:p>381,73</text:p>
          </table:table-cell>
          <table:table-cell table:style-name="ce6"/>
          <table:table-cell table:style-name="ce2" office:value-type="string" calcext:value-type="string">
            <text:p>Attache-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448" calcext:value-type="float">
            <text:p>1152448</text:p>
          </table:table-cell>
          <table:table-cell table:style-name="ce2"/>
          <table:table-cell table:style-name="ce9" office:value-type="date" office:date-value="2016-09-29" calcext:value-type="date">
            <text:p>09-29-16</text:p>
          </table:table-cell>
          <table:table-cell table:style-name="ce12" office:value-type="float" office:value="226.24" calcext:value-type="float">
            <text:p>226,24</text:p>
          </table:table-cell>
          <table:table-cell table:style-name="ce7"/>
          <table:table-cell table:style-name="ce2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68" calcext:value-type="float">
            <text:p>1149068</text:p>
          </table:table-cell>
          <table:table-cell table:style-name="ce2" office:value-type="string" calcext:value-type="string">
            <text:p>TESSIER RECREO-PARC INC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749.62" calcext:value-type="float">
            <text:p>749,62</text:p>
          </table:table-cell>
          <table:table-cell table:style-name="ce7"/>
          <table:table-cell table:style-name="ce2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5" office:value-type="float" office:value="1137197" calcext:value-type="float">
            <text:p>1137197</text:p>
          </table:table-cell>
          <table:table-cell table:style-name="ce2" office:value-type="string" calcext:value-type="string">
            <text:p>LOCATION BENCH &amp; TABLE INC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240.68" calcext:value-type="float">
            <text:p>240,68</text:p>
          </table:table-cell>
          <table:table-cell table:style-name="ce7"/>
          <table:table-cell table:style-name="ce2" office:value-type="string" calcext:value-type="string">
            <text:p>Location tab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738" calcext:value-type="float">
            <text:p>1149738</text:p>
          </table:table-cell>
          <table:table-cell table:style-name="ce2" office:value-type="string" calcext:value-type="string">
            <text:p>TURCOTTE DESIGN INC.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2099.75" calcext:value-type="float">
            <text:p>2 099,75</text:p>
          </table:table-cell>
          <table:table-cell table:style-name="ce7"/>
          <table:table-cell table:style-name="ce2" office:value-type="string" calcext:value-type="string">
            <text:p>Service de concep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086" calcext:value-type="float">
            <text:p>1151086</text:p>
          </table:table-cell>
          <table:table-cell table:style-name="ce2" office:value-type="string" calcext:value-type="string">
            <text:p>VPR IMPEX INC.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6818.94" calcext:value-type="float">
            <text:p>6 818,94</text:p>
          </table:table-cell>
          <table:table-cell table:style-name="ce7"/>
          <table:table-cell table:style-name="ce2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147559" calcext:value-type="float">
            <text:p>1147559</text:p>
          </table:table-cell>
          <table:table-cell table:style-name="ce2" office:value-type="string" calcext:value-type="string">
            <text:p>ASSOCIATION DES GENS D'AFFAIRES DE COTE-DES-NEIGES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6000" calcext:value-type="float">
            <text:p>6 000,00</text:p>
          </table:table-cell>
          <table:table-cell table:style-name="ce7"/>
          <table:table-cell table:style-name="ce2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5950" calcext:value-type="float">
            <text:p>5 950,00</text:p>
          </table:table-cell>
          <table:table-cell table:style-name="ce7"/>
          <table:table-cell table:style-name="ce2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318" calcext:value-type="float">
            <text:p>1150318</text:p>
          </table:table-cell>
          <table:table-cell table:style-name="ce2" office:value-type="string" calcext:value-type="string">
            <text:p>BEC FIN INTERNATIONAL INC.</text:p>
          </table:table-cell>
          <table:table-cell table:style-name="ce9" office:value-type="date" office:date-value="2016-09-20" calcext:value-type="date">
            <text:p>09-20-16</text:p>
          </table:table-cell>
          <table:table-cell table:style-name="ce12" office:value-type="float" office:value="1268.25" calcext:value-type="float">
            <text:p>1 268,25</text:p>
          </table:table-cell>
          <table:table-cell table:style-name="ce7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908" calcext:value-type="float">
            <text:p>1149908</text:p>
          </table:table-cell>
          <table:table-cell table:style-name="ce2" office:value-type="string" calcext:value-type="string">
            <text:p>BOUTIN, PIERRE</text:p>
          </table:table-cell>
          <table:table-cell table:style-name="ce9" office:value-type="date" office:date-value="2016-09-16" calcext:value-type="date">
            <text:p>09-16-16</text:p>
          </table:table-cell>
          <table:table-cell table:style-name="ce12" office:value-type="float" office:value="95.21" calcext:value-type="float">
            <text:p>95,21</text:p>
          </table:table-cell>
          <table:table-cell table:style-name="ce7"/>
          <table:table-cell table:style-name="ce2" office:value-type="string" calcext:value-type="string">
            <text:p>Bottes de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087" calcext:value-type="float">
            <text:p>1152087</text:p>
          </table:table-cell>
          <table:table-cell table:style-name="ce2" office:value-type="string" calcext:value-type="string">
            <text:p>CLOTURE SECUR</text:p>
          </table:table-cell>
          <table:table-cell table:style-name="ce9" office:value-type="date" office:date-value="2016-09-28" calcext:value-type="date">
            <text:p>09-28-16</text:p>
          </table:table-cell>
          <table:table-cell table:style-name="ce12" office:value-type="float" office:value="787.41" calcext:value-type="float">
            <text:p>787,41</text:p>
          </table:table-cell>
          <table:table-cell table:style-name="ce7"/>
          <table:table-cell table:style-name="ce2" office:value-type="string" calcext:value-type="string">
            <text:p>Réparation/Entretien - Porte et fenêt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446" calcext:value-type="float">
            <text:p>1147446</text:p>
          </table:table-cell>
          <table:table-cell table:style-name="ce2" office:value-type="string" calcext:value-type="string">
            <text:p>DEVELOTECH INC.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14855.73" calcext:value-type="float">
            <text:p>14 855,73</text:p>
          </table:table-cell>
          <table:table-cell table:style-name="ce7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634" calcext:value-type="float">
            <text:p>1150634</text:p>
          </table:table-cell>
          <table:table-cell table:style-name="ce2" office:value-type="string" calcext:value-type="string">
            <text:p>DUPLANTIE, SYLVIA-ANNE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1558.58" calcext:value-type="float">
            <text:p>1 558,58</text:p>
          </table:table-cell>
          <table:table-cell table:style-name="ce7"/>
          <table:table-cell table:style-name="ce2" office:value-type="string" calcext:value-type="string">
            <text:p>Frais - Inscription pour congrè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LISENO, MARTIN</text:p>
          </table:table-cell>
          <table:table-cell table:style-name="ce5" office:value-type="float" office:value="1134556" calcext:value-type="float">
            <text:p>1134556</text:p>
          </table:table-cell>
          <table:table-cell table:style-name="ce2" office:value-type="string" calcext:value-type="string">
            <text:p>CONTENANTS JOS. LE BEL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131.23" calcext:value-type="float">
            <text:p>131,23</text:p>
          </table:table-cell>
          <table:table-cell table:style-name="ce7"/>
          <table:table-cell table:style-name="ce2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044" calcext:value-type="float">
            <text:p>1151044</text:p>
          </table:table-cell>
          <table:table-cell table:style-name="ce2" office:value-type="string" calcext:value-type="string">
            <text:p>GLOCO INC.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1006.76" calcext:value-type="float">
            <text:p>1 006,76</text:p>
          </table:table-cell>
          <table:table-cell table:style-name="ce7"/>
          <table:table-cell table:style-name="ce2" office:value-type="string" calcext:value-type="string">
            <text:p>Graine et semenc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48035" calcext:value-type="float">
            <text:p>1148035</text:p>
          </table:table-cell>
          <table:table-cell table:style-name="ce2" office:value-type="string" calcext:value-type="string">
            <text:p>GRAVI T ZERO INTERNATIONAL INC.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367.46" calcext:value-type="float">
            <text:p>367,46</text:p>
          </table:table-cell>
          <table:table-cell table:style-name="ce7"/>
          <table:table-cell table:style-name="ce2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49078" calcext:value-type="float">
            <text:p>1149078</text:p>
          </table:table-cell>
          <table:table-cell table:style-name="ce2" office:value-type="string" calcext:value-type="string">
            <text:p>JARDINS ZEILLINGER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1032.46" calcext:value-type="float">
            <text:p>1 032,46</text:p>
          </table:table-cell>
          <table:table-cell table:style-name="ce7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49638" calcext:value-type="float">
            <text:p>1149638</text:p>
          </table:table-cell>
          <table:table-cell table:style-name="ce2" office:value-type="string" calcext:value-type="string">
            <text:p>JEAN GUGLIA &amp; FILS ENR.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148.19" calcext:value-type="float">
            <text:p>148,19</text:p>
          </table:table-cell>
          <table:table-cell table:style-name="ce7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1360" calcext:value-type="float">
            <text:p>1151360</text:p>
          </table:table-cell>
          <table:table-cell table:style-name="ce2" office:value-type="string" calcext:value-type="string">
            <text:p>LES ATELIERS D'ANTOINE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325.05" calcext:value-type="float">
            <text:p>325,05</text:p>
          </table:table-cell>
          <table:table-cell table:style-name="ce7"/>
          <table:table-cell table:style-name="ce2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1359" calcext:value-type="float">
            <text:p>1151359</text:p>
          </table:table-cell>
          <table:table-cell table:style-name="ce2" office:value-type="string" calcext:value-type="string">
            <text:p>LES EQUIPEMENTS RAPCO INC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402.82" calcext:value-type="float">
            <text:p>402,82</text:p>
          </table:table-cell>
          <table:table-cell table:style-name="ce7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1362" calcext:value-type="float">
            <text:p>1151362</text:p>
          </table:table-cell>
          <table:table-cell table:style-name="ce2" office:value-type="string" calcext:value-type="string">
            <text:p>LES PEPINIERES JASMIN LTEE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482.88" calcext:value-type="float">
            <text:p>482,88</text:p>
          </table:table-cell>
          <table:table-cell table:style-name="ce7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49048" calcext:value-type="float">
            <text:p>1149048</text:p>
          </table:table-cell>
          <table:table-cell table:style-name="ce2" office:value-type="string" calcext:value-type="string">
            <text:p>LOCATION SAUVAGEAU INC.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880.81" calcext:value-type="float">
            <text:p>880,81</text:p>
          </table:table-cell>
          <table:table-cell table:style-name="ce7"/>
          <table:table-cell table:style-name="ce2" office:value-type="string" calcext:value-type="string">
            <text:p>Location de nac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046" calcext:value-type="float">
            <text:p>1151046</text:p>
          </table:table-cell>
          <table:table-cell table:style-name="ce2" office:value-type="string" calcext:value-type="string">
            <text:p>MARTECH SIGNALISATION INC.</text:p>
          </table:table-cell>
          <table:table-cell table:style-name="ce9" office:value-type="date" office:date-value="2016-09-22" calcext:value-type="date">
            <text:p>09-22-16</text:p>
          </table:table-cell>
          <table:table-cell table:style-name="ce12" office:value-type="float" office:value="53.54" calcext:value-type="float">
            <text:p>53,54</text:p>
          </table:table-cell>
          <table:table-cell table:style-name="ce7"/>
          <table:table-cell table:style-name="ce2" office:value-type="string" calcext:value-type="string">
            <text:p>Panne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354" calcext:value-type="float">
            <text:p>1151354</text:p>
          </table:table-cell>
          <table:table-cell table:style-name="ce2" office:value-type="string" calcext:value-type="string">
            <text:p>MATERIAUX DE PLOMBERIE RAY-JEAN INC.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8.36" calcext:value-type="float">
            <text:p>8,36</text:p>
          </table:table-cell>
          <table:table-cell table:style-name="ce7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47249" calcext:value-type="float">
            <text:p>1147249</text:p>
          </table:table-cell>
          <table:table-cell table:style-name="ce2" office:value-type="string" calcext:value-type="string">
            <text:p>MULTI RECYCLAGE S.D. INC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1080.87" calcext:value-type="float">
            <text:p>1 080,87</text:p>
          </table:table-cell>
          <table:table-cell table:style-name="ce7"/>
          <table:table-cell table:style-name="ce2" office:value-type="string" calcext:value-type="string">
            <text:p>Service - Traitement/valorisation de déche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0507" calcext:value-type="float">
            <text:p>1140507</text:p>
          </table:table-cell>
          <table:table-cell table:style-name="ce2" office:value-type="string" calcext:value-type="string">
            <text:p>PEPINIERE A. MUCCI INC.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596.33" calcext:value-type="float">
            <text:p>596,33</text:p>
          </table:table-cell>
          <table:table-cell table:style-name="ce7"/>
          <table:table-cell table:style-name="ce2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635" calcext:value-type="float">
            <text:p>1149635</text:p>
          </table:table-cell>
          <table:table-cell table:style-name="ce2" office:value-type="string" calcext:value-type="string">
            <text:p>PPG REVETEMENTS ARCHITECTURAUX CANADA INC.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748.81" calcext:value-type="float">
            <text:p>748,81</text:p>
          </table:table-cell>
          <table:table-cell table:style-name="ce7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227" calcext:value-type="float">
            <text:p>1147227</text:p>
          </table:table-cell>
          <table:table-cell table:style-name="ce2" office:value-type="string" calcext:value-type="string">
            <text:p>PRODUITS SANY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821.54" calcext:value-type="float">
            <text:p>821,54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292.57" calcext:value-type="float">
            <text:p>292,57</text:p>
          </table:table-cell>
          <table:table-cell table:style-name="ce7"/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3641" calcext:value-type="float">
            <text:p>1113641</text:p>
          </table:table-cell>
          <table:table-cell table:style-name="ce2" office:value-type="string" calcext:value-type="string">
            <text:p>SECURITE LANDRY INC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21" calcext:value-type="float">
            <text:p>21,00</text:p>
          </table:table-cell>
          <table:table-cell table:style-name="ce7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4423" calcext:value-type="float">
            <text:p>1144423</text:p>
          </table:table-cell>
          <table:table-cell table:style-name="ce2" office:value-type="string" calcext:value-type="string">
            <text:p>SERVICES MATREC INC.</text:p>
          </table:table-cell>
          <table:table-cell table:style-name="ce9" office:value-type="date" office:date-value="2016-09-09" calcext:value-type="date">
            <text:p>09-09-16</text:p>
          </table:table-cell>
          <table:table-cell table:style-name="ce12" office:value-type="float" office:value="147.65" calcext:value-type="float">
            <text:p>147,65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toilettes chim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671" calcext:value-type="float">
            <text:p>1149671</text:p>
          </table:table-cell>
          <table:table-cell table:style-name="ce2"/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219.94" calcext:value-type="float">
            <text:p>219,94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885" calcext:value-type="float">
            <text:p>1149885</text:p>
          </table:table-cell>
          <table:table-cell table:style-name="ce2" office:value-type="string" calcext:value-type="string">
            <text:p>TECHSPORT INC.</text:p>
          </table:table-cell>
          <table:table-cell table:style-name="ce9" office:value-type="date" office:date-value="2016-09-16" calcext:value-type="date">
            <text:p>09-16-16</text:p>
          </table:table-cell>
          <table:table-cell table:style-name="ce12" office:value-type="float" office:value="1942.27" calcext:value-type="float">
            <text:p>1 942,27</text:p>
          </table:table-cell>
          <table:table-cell table:style-name="ce7"/>
          <table:table-cell table:style-name="ce2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62" calcext:value-type="float">
            <text:p>1149062</text:p>
          </table:table-cell>
          <table:table-cell table:style-name="ce2" office:value-type="string" calcext:value-type="string">
            <text:p>TESSIER RECREO-PARC INC</text:p>
          </table:table-cell>
          <table:table-cell table:style-name="ce9" office:value-type="date" office:date-value="2016-09-13" calcext:value-type="date">
            <text:p>09-13-16</text:p>
          </table:table-cell>
          <table:table-cell table:style-name="ce12" office:value-type="float" office:value="5156.99" calcext:value-type="float">
            <text:p>5 156,99</text:p>
          </table:table-cell>
          <table:table-cell table:style-name="ce7"/>
          <table:table-cell table:style-name="ce2" office:value-type="string" calcext:value-type="string">
            <text:p>Fourniture et Installation de glissoi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EVES, GENEVIÈVE</text:p>
          </table:table-cell>
          <table:table-cell table:style-name="ce5" office:value-type="float" office:value="1149689" calcext:value-type="float">
            <text:p>1149689</text:p>
          </table:table-cell>
          <table:table-cell table:style-name="ce2" office:value-type="string" calcext:value-type="string">
            <text:p>FOURCHETTE &amp; CIE CUISINE COMMUNAUTAIRE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360" calcext:value-type="float">
            <text:p>360,00</text:p>
          </table:table-cell>
          <table:table-cell table:style-name="ce7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094" calcext:value-type="float">
            <text:p>1148094</text:p>
          </table:table-cell>
          <table:table-cell table:style-name="ce2" office:value-type="string" calcext:value-type="string">
            <text:p>L'EMPREINTE IMPRIMERIE INC.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141.73" calcext:value-type="float">
            <text:p>141,73</text:p>
          </table:table-cell>
          <table:table-cell table:style-name="ce7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324" calcext:value-type="float">
            <text:p>1148324</text:p>
          </table:table-cell>
          <table:table-cell table:style-name="ce2" office:value-type="string" calcext:value-type="string">
            <text:p>SHERBROOKE-VALOIS INC.</text:p>
          </table:table-cell>
          <table:table-cell table:style-name="ce9" office:value-type="date" office:date-value="2016-09-09" calcext:value-type="date">
            <text:p>09-09-16</text:p>
          </table:table-cell>
          <table:table-cell table:style-name="ce12" office:value-type="float" office:value="2099.75" calcext:value-type="float">
            <text:p>2 099,75</text:p>
          </table:table-cell>
          <table:table-cell table:style-name="ce7"/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691" calcext:value-type="float">
            <text:p>1149691</text:p>
          </table:table-cell>
          <table:table-cell table:style-name="ce2" office:value-type="string" calcext:value-type="string">
            <text:p>SISCA SOLUTIONS D'AFFAIRES CANADA INC.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68.24" calcext:value-type="float">
            <text:p>68,24</text:p>
          </table:table-cell>
          <table:table-cell table:style-name="ce7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49546" calcext:value-type="float">
            <text:p>1149546</text:p>
          </table:table-cell>
          <table:table-cell table:style-name="ce2" office:value-type="string" calcext:value-type="string">
            <text:p>TOSHIBA SOLUTIONS D'AFFAIRES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110.97" calcext:value-type="float">
            <text:p>110,97</text:p>
          </table:table-cell>
          <table:table-cell table:style-name="ce16"/>
          <table:table-cell table:style-name="ce2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542" calcext:value-type="float">
            <text:p>1149542</text:p>
          </table:table-cell>
          <table:table-cell table:style-name="ce2" office:value-type="string" calcext:value-type="string">
            <text:p>WOLTERS KLUWER QUEBEC LTEE</text:p>
          </table:table-cell>
          <table:table-cell table:style-name="ce9" office:value-type="date" office:date-value="2016-09-15" calcext:value-type="date">
            <text:p>09-15-16</text:p>
          </table:table-cell>
          <table:table-cell table:style-name="ce12" office:value-type="float" office:value="547" calcext:value-type="float">
            <text:p>547,00</text:p>
          </table:table-cell>
          <table:table-cell table:style-name="ce16"/>
          <table:table-cell table:style-name="ce2" office:value-type="string" calcext:value-type="string">
            <text:p>Mise à jour de liv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RIEN, MICHEL</text:p>
          </table:table-cell>
          <table:table-cell table:style-name="ce5" office:value-type="float" office:value="1099732" calcext:value-type="float">
            <text:p>1099732</text:p>
          </table:table-cell>
          <table:table-cell table:style-name="ce2" office:value-type="string" calcext:value-type="string">
            <text:p>AGENCE DOUBLE XPRESSO INC.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21522.43" calcext:value-type="float">
            <text:p>21 522,43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9" office:value-type="date" office:date-value="2016-09-07" calcext:value-type="date">
            <text:p>09-07-16</text:p>
          </table:table-cell>
          <table:table-cell table:style-name="ce12" office:value-type="float" office:value="1304.99" calcext:value-type="float">
            <text:p>1 304,99</text:p>
          </table:table-cell>
          <table:table-cell table:style-name="ce7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188" calcext:value-type="float">
            <text:p>1147188</text:p>
          </table:table-cell>
          <table:table-cell table:style-name="ce2" office:value-type="string" calcext:value-type="string">
            <text:p>AVEC PLAISIRS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519.79" calcext:value-type="float">
            <text:p>519,79</text:p>
          </table:table-cell>
          <table:table-cell table:style-name="ce16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652" calcext:value-type="float">
            <text:p>1148652</text:p>
          </table:table-cell>
          <table:table-cell table:style-name="ce2" office:value-type="string" calcext:value-type="string">
            <text:p>CNW-TELBEC INC</text:p>
          </table:table-cell>
          <table:table-cell table:style-name="ce9" office:value-type="date" office:date-value="2016-09-12" calcext:value-type="date">
            <text:p>09-12-16</text:p>
          </table:table-cell>
          <table:table-cell table:style-name="ce12" office:value-type="float" office:value="390.55" calcext:value-type="float">
            <text:p>390,55</text:p>
          </table:table-cell>
          <table:table-cell table:style-name="ce16"/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018" calcext:value-type="float">
            <text:p>1148018</text:p>
          </table:table-cell>
          <table:table-cell table:style-name="ce2" office:value-type="string" calcext:value-type="string">
            <text:p>GROUPE COMMUNAUTAIRE L'ITINERAIRE (LE)</text:p>
          </table:table-cell>
          <table:table-cell table:style-name="ce9" office:value-type="date" office:date-value="2016-09-08" calcext:value-type="date">
            <text:p>09-08-16</text:p>
          </table:table-cell>
          <table:table-cell table:style-name="ce12" office:value-type="float" office:value="1448.83" calcext:value-type="float">
            <text:p>1 448,83</text:p>
          </table:table-cell>
          <table:table-cell table:style-name="ce16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9662" calcext:value-type="float">
            <text:p>1139662</text:p>
          </table:table-cell>
          <table:table-cell table:style-name="ce2" office:value-type="string" calcext:value-type="string">
            <text:p>IMPRIMERIE REFLET LTEE</text:p>
          </table:table-cell>
          <table:table-cell table:style-name="ce9" office:value-type="date" office:date-value="2016-09-02" calcext:value-type="date">
            <text:p>09-02-16</text:p>
          </table:table-cell>
          <table:table-cell table:style-name="ce12" office:value-type="float" office:value="7622.09" calcext:value-type="float">
            <text:p>7 622,09</text:p>
          </table:table-cell>
          <table:table-cell table:style-name="ce16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3544" calcext:value-type="float">
            <text:p>1113544</text:p>
          </table:table-cell>
          <table:table-cell table:style-name="ce2" office:value-type="string" calcext:value-type="string">
            <text:p>JEAN BEAUDIN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1000" calcext:value-type="float">
            <text:p>1 000,00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413" calcext:value-type="float">
            <text:p>1151413</text:p>
          </table:table-cell>
          <table:table-cell table:style-name="ce2" office:value-type="string" calcext:value-type="string">
            <text:p>JULIE BEAUVILLIERS</text:p>
          </table:table-cell>
          <table:table-cell table:style-name="ce9" office:value-type="date" office:date-value="2016-09-23" calcext:value-type="date">
            <text:p>09-23-16</text:p>
          </table:table-cell>
          <table:table-cell table:style-name="ce12" office:value-type="float" office:value="1500" calcext:value-type="float">
            <text:p>1 500,00</text:p>
          </table:table-cell>
          <table:table-cell table:style-name="ce16"/>
          <table:table-cell table:style-name="ce2" office:value-type="string" calcext:value-type="string">
            <text:p>Préparation du rapport du m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363" calcext:value-type="float">
            <text:p>1147363</text:p>
          </table:table-cell>
          <table:table-cell table:style-name="ce2" office:value-type="string" calcext:value-type="string">
            <text:p>KOPEL INC.</text:p>
          </table:table-cell>
          <table:table-cell table:style-name="ce9" office:value-type="date" office:date-value="2016-09-06" calcext:value-type="date">
            <text:p>09-06-16</text:p>
          </table:table-cell>
          <table:table-cell table:style-name="ce12" office:value-type="float" office:value="1864.21" calcext:value-type="float">
            <text:p>1 864,21</text:p>
          </table:table-cell>
          <table:table-cell table:style-name="ce16"/>
          <table:table-cell table:style-name="ce2" office:value-type="string" calcext:value-type="string">
            <text:p>Service - Post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497" calcext:value-type="float">
            <text:p>1150497</text:p>
          </table:table-cell>
          <table:table-cell table:style-name="ce2" office:value-type="string" calcext:value-type="string">
            <text:p>LOCATION GERVAIS (1985) INC.</text:p>
          </table:table-cell>
          <table:table-cell table:style-name="ce9" office:value-type="date" office:date-value="2016-09-20" calcext:value-type="date">
            <text:p>09-20-16</text:p>
          </table:table-cell>
          <table:table-cell table:style-name="ce12" office:value-type="float" office:value="1116.23" calcext:value-type="float">
            <text:p>1 116,23</text:p>
          </table:table-cell>
          <table:table-cell table:style-name="ce16"/>
          <table:table-cell table:style-name="ce2" office:value-type="string" calcext:value-type="string">
            <text:p>Location - Accessoire et équipement de restau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641" calcext:value-type="float">
            <text:p>1150641</text:p>
          </table:table-cell>
          <table:table-cell table:style-name="ce2" office:value-type="string" calcext:value-type="string">
            <text:p>MEDIAS TRANSCONTINENTAL S.E.N.C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9317.64" calcext:value-type="float">
            <text:p>9 317,64</text:p>
          </table:table-cell>
          <table:table-cell table:style-name="ce16"/>
          <table:table-cell table:style-name="ce2" office:value-type="string" calcext:value-type="string">
            <text:p>Service - Placement média publici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650" calcext:value-type="float">
            <text:p>1147650</text:p>
          </table:table-cell>
          <table:table-cell table:style-name="ce2" office:value-type="string" calcext:value-type="string">
            <text:p>ROULEAUX DE PAPIER &amp; RUBANS J.L. INC.</text:p>
          </table:table-cell>
          <table:table-cell table:style-name="ce9" office:value-type="date" office:date-value="2016-09-07" calcext:value-type="date">
            <text:p>09-07-16</text:p>
          </table:table-cell>
          <table:table-cell table:style-name="ce12" office:value-type="float" office:value="314.65" calcext:value-type="float">
            <text:p>314,65</text:p>
          </table:table-cell>
          <table:table-cell table:style-name="ce16"/>
          <table:table-cell table:style-name="ce2" office:value-type="string" calcext:value-type="string">
            <text:p>Pap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9489" calcext:value-type="float">
            <text:p>1129489</text:p>
          </table:table-cell>
          <table:table-cell table:style-name="ce2" office:value-type="string" calcext:value-type="string">
            <text:p>SERVICES GRAPHIQUES DEUX-MONTAGNES INC.</text:p>
          </table:table-cell>
          <table:table-cell table:style-name="ce9" office:value-type="date" office:date-value="2016-09-14" calcext:value-type="date">
            <text:p>09-14-16</text:p>
          </table:table-cell>
          <table:table-cell table:style-name="ce12" office:value-type="float" office:value="2000.01" calcext:value-type="float">
            <text:p>2 000,01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6990" calcext:value-type="float">
            <text:p>1146990</text:p>
          </table:table-cell>
          <table:table-cell table:style-name="ce2" office:value-type="string" calcext:value-type="string">
            <text:p>SOCIETE CANADIENNE DES POSTES</text:p>
          </table:table-cell>
          <table:table-cell table:style-name="ce9" office:value-type="date" office:date-value="2016-09-01" calcext:value-type="date">
            <text:p>09-01-16</text:p>
          </table:table-cell>
          <table:table-cell table:style-name="ce12" office:value-type="float" office:value="724.41" calcext:value-type="float">
            <text:p>724,41</text:p>
          </table:table-cell>
          <table:table-cell table:style-name="ce16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644" calcext:value-type="float">
            <text:p>1148644</text:p>
          </table:table-cell>
          <table:table-cell table:style-name="ce2"/>
          <table:table-cell table:style-name="ce9" office:value-type="date" office:date-value="2016-09-12" calcext:value-type="date">
            <text:p>09-12-16</text:p>
          </table:table-cell>
          <table:table-cell table:style-name="ce12" office:value-type="float" office:value="10185.98" calcext:value-type="float">
            <text:p>10 185,98</text:p>
          </table:table-cell>
          <table:table-cell table:style-name="ce16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807" calcext:value-type="float">
            <text:p>1150807</text:p>
          </table:table-cell>
          <table:table-cell table:style-name="ce2" office:value-type="string" calcext:value-type="string">
            <text:p>TURCOTTE DESIGN INC.</text:p>
          </table:table-cell>
          <table:table-cell table:style-name="ce9" office:value-type="date" office:date-value="2016-09-21" calcext:value-type="date">
            <text:p>09-21-16</text:p>
          </table:table-cell>
          <table:table-cell table:style-name="ce12" office:value-type="float" office:value="1417.33" calcext:value-type="float">
            <text:p>1 417,33</text:p>
          </table:table-cell>
          <table:table-cell table:style-name="ce16"/>
          <table:table-cell table:style-name="ce2" office:value-type="string" calcext:value-type="string">
            <text:p>Concepteur graphique, infographis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132856" calcext:value-type="float">
            <text:p>1132856</text:p>
          </table:table-cell>
          <table:table-cell table:style-name="ce2" office:value-type="string" calcext:value-type="string">
            <text:p>SERVICES DE DISTRIBUTION AJL INC.</text:p>
          </table:table-cell>
          <table:table-cell table:style-name="ce9" office:value-type="date" office:date-value="2016-09-14" calcext:value-type="date">
            <text:p>09-14-16</text:p>
          </table:table-cell>
          <table:table-cell table:style-name="ce12" office:value-type="float" office:value="997.38" calcext:value-type="float">
            <text:p>997,38</text:p>
          </table:table-cell>
          <table:table-cell table:style-name="ce17"/>
          <table:table-cell table:style-name="ce2" office:value-type="string" calcext:value-type="string">
            <text:p>Réparation d'un panneau piéton clignotant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9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 table:number-rows-repeated="2">
          <table:table-cell/>
          <table:table-cell table:style-name="ce6"/>
          <table:table-cell table:style-name="ce3"/>
          <table:table-cell table:style-name="ce10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10"/>
          <table:table-cell table:style-name="ce13"/>
          <table:table-cell table:style-name="ce17"/>
          <table:table-cell table:number-columns-repeated="1018"/>
        </table:table-row>
        <table:table-row table:style-name="ro1" table:number-rows-repeated="7">
          <table:table-cell/>
          <table:table-cell table:style-name="ce6"/>
          <table:table-cell table:style-name="ce3"/>
          <table:table-cell table:style-name="ce10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2"/>
          <table:table-cell table:style-name="ce10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10"/>
          <table:table-cell table:style-name="ce12"/>
          <table:table-cell table:style-name="ce17"/>
          <table:table-cell table:style-name="ce3"/>
          <table:table-cell table:number-columns-repeated="1017"/>
        </table:table-row>
        <table:table-row table:style-name="ro1">
          <table:table-cell/>
          <table:table-cell table:style-name="ce7"/>
          <table:table-cell table:style-name="ce2"/>
          <table:table-cell table:style-name="ce10"/>
          <table:table-cell table:style-name="ce13"/>
          <table:table-cell table:style-name="ce18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9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 table:number-rows-repeated="2">
          <table:table-cell/>
          <table:table-cell table:style-name="ce6"/>
          <table:table-cell table:style-name="ce3"/>
          <table:table-cell table:style-name="ce10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2"/>
          <table:table-cell table:style-name="ce10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 table:number-rows-repeated="9">
          <table:table-cell/>
          <table:table-cell table:style-name="ce6"/>
          <table:table-cell table:style-name="ce3"/>
          <table:table-cell table:style-name="ce10"/>
          <table:table-cell table:style-name="ce13"/>
          <table:table-cell table:style-name="ce17"/>
          <table:table-cell table:number-columns-repeated="1018"/>
        </table:table-row>
        <table:table-row table:style-name="ro1">
          <table:table-cell/>
          <table:table-cell table:style-name="ce6"/>
          <table:table-cell/>
          <table:table-cell table:style-name="ce10"/>
          <table:table-cell/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91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currency-style style:name="N124P0" style:volatile="true">
      <number:number number:decimal-places="2" loext:min-decimal-places="2" number:min-integer-digits="1" number:grouping="true"/>
      <number:text>   </number:text>
    </number:currency-style>
    <number:currency-style style:name="N124">
      <style:text-properties fo:color="#ff0000"/>
      <number:number number:decimal-places="2" loext:min-decimal-places="2" number:min-integer-digits="1" number:grouping="true"/>
      <number:text>   </number:text>
      <style:map style:condition="value()&gt;=0" style:apply-style-name="N124P0"/>
    </number:currency-style>
    <number:date-style style:name="N125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7-05-19T11:51:25.682000000</dc:date>
    <meta:print-date>2016-05-09T15:28:00</meta:print-date>
    <meta:editing-duration>PT2M51S</meta:editing-duration>
    <meta:editing-cycles>1</meta:editing-cycles>
    <meta:document-statistic meta:table-count="3" meta:cell-count="694" meta:object-count="0"/>
    <meta:generator>LibreOffice/5.3.2.2$Windows_x86 LibreOffice_project/6cd4f1ef626f15116896b1d8e1398b56da0d0ee1</meta:generator>
  </office:meta>
</office:document-meta>
</file>